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onaco" fo:font-size="10pt" style:font-name-asian="Monaco" style:font-size-asian="10pt" style:font-name-complex="Monaco" style:font-size-complex="10pt"/>
    </style:style>
    <style:style style:name="P2" style:family="paragraph" style:parent-style-name="Standard" style:list-style-name="">
      <style:paragraph-properties style:text-autospace="none"/>
      <style:text-properties fo:color="#000000"/>
    </style:style>
    <style:style style:name="T1" style:family="text">
      <style:text-properties fo:color="#f2f2f2" style:font-name="Monaco" fo:font-size="10pt" style:font-name-asian="Monaco" style:font-size-asian="10pt" style:font-name-complex="Monaco" style:font-size-complex="10pt"/>
    </style:style>
    <style:style style:name="T2" style:family="text">
      <style:text-properties style:font-name="Monaco" fo:font-size="10pt" style:font-name-asian="Monaco" style:font-size-asian="10pt" style:font-name-complex="Monaco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Feats 200</text:p>
      <text:p text:style-name="P1">Actual revenue: 3985.03, Classifier revenue: 2763.0, Possible revenue: 22394.67</text:p>
      <text:p text:style-name="P1">Positive Predictions: 12044 Accurate Predictions: 871 Total positives: 1472 Total Possible: 28545</text:p>
      <text:p text:style-name="P1">Accuracy score : <text:s/>0.587528463829</text:p>
      <text:p text:style-name="P1">AUC: 0.621333684772</text:p>
      <text:p text:style-name="P1"/>
      <text:p text:style-name="P1">NumFeats 225</text:p>
      <text:p text:style-name="P1">Actual revenue: 3985.03, Classifier revenue: 2729.28, Possible revenue: 22394.67</text:p>
      <text:p text:style-name="P1">Positive Predictions: 12023 Accurate Predictions: 867 Total positives: 1472 Total Possible: 28545</text:p>
      <text:p text:style-name="P1">Accuracy score : <text:s/>0.587983885094</text:p>
      <text:p text:style-name="P1">AUC: 0.618538880988</text:p>
      <text:p text:style-name="P1"/>
      <text:p text:style-name="P1">NumFeats 250</text:p>
      <text:p text:style-name="P1">Actual revenue: 3985.03, Classifier revenue: 2786.92, Possible revenue: 22394.67</text:p>
      <text:p text:style-name="P1">Positive Predictions: 11875 Accurate Predictions: 854 Total positives: 1472 Total Possible: 28545</text:p>
      <text:p text:style-name="P1">Accuracy score : <text:s/>0.592257838501</text:p>
      <text:p text:style-name="P1">AUC: 0.618579406484</text:p>
      <text:p text:style-name="P1"/>
      <text:p text:style-name="P1">NumFeats 275</text:p>
      <text:p text:style-name="P1">Actual revenue: 3985.03, Classifier revenue: 2860.28, Possible revenue: 22394.67</text:p>
      <text:p text:style-name="P1">Positive Predictions: 11798 Accurate Predictions: 850 Total positives: 1472 Total Possible: 28545</text:p>
      <text:p text:style-name="P1">Accuracy score : <text:s/>0.594675074444</text:p>
      <text:p text:style-name="P1">AUC: 0.61969090916</text:p>
      <text:p text:style-name="P1"/>
      <text:p text:style-name="P1">NumFeats 300</text:p>
      <text:p text:style-name="P1">Actual revenue: 3985.03, Classifier revenue: 3217.52, Possible revenue: 22394.67</text:p>
      <text:p text:style-name="P1">Positive Predictions: 11730 Accurate Predictions: 857 Total positives: 1472 Total Possible: 28545</text:p>
      <text:p text:style-name="P1">Accuracy score : <text:s/>0.597547731652</text:p>
      <text:p text:style-name="P1">AUC: 0.620922570558</text:p>
      <text:p text:style-name="P1"/>
      <text:p text:style-name="P1">NumFeats 325</text:p>
      <text:p text:style-name="P1">Actual revenue: 3985.03, Classifier revenue: 3220.72, Possible revenue: 22394.67</text:p>
      <text:p text:style-name="P1">Positive Predictions: 11640 Accurate Predictions: 854 Total positives: 1472 Total Possible: 28545</text:p>
      <text:p text:style-name="P1">Accuracy score : <text:s/>0.60049045367</text:p>
      <text:p text:style-name="P1">AUC: 0.621313447117</text:p>
      <text:p text:style-name="P1"/>
      <text:p text:style-name="P1">NumFeats 350</text:p>
      <text:p text:style-name="P1">Actual revenue: 3985.03, Classifier revenue: 3296.13, Possible revenue: 22394.67</text:p>
      <text:p text:style-name="P1">Positive Predictions: 11600 Accurate Predictions: 847 Total positives: 1472 Total Possible: 28545</text:p>
      <text:p text:style-name="P1">Accuracy score : <text:s/>0.601401296199</text:p>
      <text:p text:style-name="P1">AUC: 0.621706393864</text:p>
      <text:p text:style-name="P1"/>
      <text:p text:style-name="P1">NumFeats 375</text:p>
      <text:p text:style-name="P1"><text:soft-page-break/>Actual revenue: 3985.03, Classifier revenue: 3143.48, Possible revenue: 22394.67</text:p>
      <text:p text:style-name="P1">Positive Predictions: 11558 Accurate Predictions: 844 Total positives: 1472 Total Possible: 28545</text:p>
      <text:p text:style-name="P1">Accuracy score : <text:s/>0.602662462778</text:p>
      <text:p text:style-name="P1">AUC: 0.622237679346</text:p>
      <text:p text:style-name="P1"/>
      <text:p text:style-name="P1">NumFeats 400</text:p>
      <text:p text:style-name="P1">Actual revenue: 3985.03, Classifier revenue: 3320.57, Possible revenue: 22394.67</text:p>
      <text:p text:style-name="P1">Positive Predictions: 11517 Accurate Predictions: 843 Total positives: 1472 Total Possible: 28545</text:p>
      <text:p text:style-name="P1">Accuracy score : <text:s/>0.604028726572</text:p>
      <text:p text:style-name="P1">AUC: 0.622557379083</text:p>
      <text:p text:style-name="P1"/>
      <text:p text:style-name="P1">NumFeats 425</text:p>
      <text:p text:style-name="P1">Actual revenue: 3985.03, Classifier revenue: 3277.93, Possible revenue: 22394.67</text:p>
      <text:p text:style-name="P1">Positive Predictions: 11396 Accurate Predictions: 835 Total positives: 1472 Total Possible: 28545</text:p>
      <text:p text:style-name="P1">Accuracy score : <text:s/>0.607707129094</text:p>
      <text:p text:style-name="P1">AUC: 0.620461734196</text:p>
      <text:p text:style-name="P1"/>
      <text:p text:style-name="P1">NumFeats 450</text:p>
      <text:p text:style-name="P1">Actual revenue: 3985.03, Classifier revenue: 3193.21, Possible revenue: 22394.67</text:p>
      <text:p text:style-name="P1">Positive Predictions: 11300 Accurate Predictions: 818 Total positives: 1472 Total Possible: 28545</text:p>
      <text:p text:style-name="P1">Accuracy score : <text:s/>0.609879138203</text:p>
      <text:p text:style-name="P1">AUC: 0.619832848767</text:p>
      <text:p text:style-name="P1"/>
      <text:p text:style-name="P1">NumFeats 475</text:p>
      <text:p text:style-name="P1">Actual revenue: 3985.03, Classifier revenue: 3113.21, Possible revenue: 22394.67</text:p>
      <text:p text:style-name="P1">Positive Predictions: 11250 Accurate Predictions: 811 Total positives: 1472 Total Possible: 28545</text:p>
      <text:p text:style-name="P1">Accuracy score : <text:s/>0.611140304782</text:p>
      <text:p text:style-name="P1">AUC: 0.619662767152</text:p>
      <text:p text:style-name="P1"/>
      <text:p text:style-name="P1">NumFeats 500</text:p>
      <text:p text:style-name="P1">Actual revenue: 3985.03, Classifier revenue: 3181.81, Possible revenue: 22394.67</text:p>
      <text:p text:style-name="P1">Positive Predictions: 11180 Accurate Predictions: 813 Total positives: 1472 Total Possible: 28545</text:p>
      <text:p text:style-name="P1">Accuracy score : <text:s/>0.61373270275</text:p>
      <text:p text:style-name="P2"><text:span text:style-name="T2">AUC: 0.62090139190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Nelson</meta:initial-creator>
    <meta:creation-date>2015-11-16T12:15:49</meta:creation-date>
    <meta:document-statistic meta:table-count="0" meta:image-count="0" meta:object-count="0" meta:page-count="2" meta:paragraph-count="65" meta:word-count="377" meta:character-count="3116"/>
    <dc:date>2015-11-16T12:16:40</dc:date>
    <dc:creator>Dan Nelson</dc:creator>
    <meta:editing-duration>PT51S</meta:editing-duration>
    <meta:editing-cycles>1</meta:editing-cycles>
    <meta:generator>OpenOffice/4.1.1$Unix OpenOffice.org_project/411m6$Build-9775</meta:generator>
  </office:meta>
</office:document-meta>
</file>